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15d6" officeooo:paragraph-rsid="001515d6"/>
    </style:style>
    <style:style style:name="P2" style:family="paragraph" style:parent-style-name="Standard">
      <style:paragraph-properties fo:text-align="center" style:justify-single-word="false"/>
      <style:text-properties officeooo:rsid="001515d6" officeooo:paragraph-rsid="001515d6"/>
    </style:style>
    <style:style style:name="P3" style:family="paragraph" style:parent-style-name="Standard">
      <style:text-properties officeooo:rsid="001515d6" officeooo:paragraph-rsid="0016b32d"/>
    </style:style>
    <style:style style:name="P4" style:family="paragraph" style:parent-style-name="Standard">
      <style:text-properties fo:font-style="italic" officeooo:rsid="001515d6" officeooo:paragraph-rsid="001515d6" style:font-style-asian="italic" style:font-style-complex="italic"/>
    </style:style>
    <style:style style:name="P5" style:family="paragraph" style:parent-style-name="Standard">
      <style:text-properties officeooo:rsid="0016b32d" officeooo:paragraph-rsid="0016b32d"/>
    </style:style>
    <style:style style:name="P6" style:family="paragraph" style:parent-style-name="Standard">
      <style:text-properties officeooo:rsid="0016b32d" officeooo:paragraph-rsid="00172dc4"/>
    </style:style>
    <style:style style:name="P7" style:family="paragraph" style:parent-style-name="Standard">
      <style:text-properties officeooo:rsid="0016b32d" officeooo:paragraph-rsid="0018be4f"/>
    </style:style>
    <style:style style:name="P8" style:family="paragraph" style:parent-style-name="Standard">
      <style:text-properties officeooo:rsid="00172dc4" officeooo:paragraph-rsid="00172dc4"/>
    </style:style>
    <style:style style:name="P9" style:family="paragraph" style:parent-style-name="Standard">
      <style:text-properties officeooo:rsid="00172dc4" officeooo:paragraph-rsid="0018be4f"/>
    </style:style>
    <style:style style:name="T1" style:family="text">
      <style:text-properties officeooo:rsid="001515d6"/>
    </style:style>
    <style:style style:name="T2" style:family="text">
      <style:text-properties officeooo:rsid="0016b32d"/>
    </style:style>
    <style:style style:name="T3" style:family="text">
      <style:text-properties officeooo:rsid="00172dc4"/>
    </style:style>
    <style:style style:name="T4" style:family="text">
      <style:text-properties style:font-name="Courier New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72dc4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8be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tuṣkoṭi <text:span text:style-name="T9">Existential Lift</text:span></text:p>
      <text:p text:style-name="P2">by Sven Nilsen, 2021</text:p>
      <text:p text:style-name="P1"/>
      <text:p text:style-name="P4">In this paper I introduce a proof technique that exploits conditional branches of functions depending on some sub-type of the input resulting in indeterminate results encoded in many-value logic.</text:p>
      <text:p text:style-name="P1"/>
      <text:p text:style-name="P9">The result of this paper is the following:</text:p>
      <text:p text:style-name="P8"/>
      <text:p text:style-name="P9"><text:tab/> <text:span text:style-name="T2">f[g](x) = both<text:tab/><text:tab/></text:span>=&gt;<text:tab/><text:span text:style-name="T2">g . f{(= x) . g} =&gt; both<text:tab/> <text:tab/>Catuṣkoṭi Existential Lift</text:span></text:p>
      <text:p text:style-name="Standard"/>
      <text:p text:style-name="Standard">The Collatz function<text:span text:style-name="T6"><text:reference-ref text:reference-format="text" text:ref-name="collatz conjecture">[1]</text:reference-ref></text:span> is defined as following:</text:p>
      <text:p text:style-name="Standard"/>
      <text:p text:style-name="Standard"><text:tab/><text:span text:style-name="T1">collatz(x : nat ∧ (&gt; 0)) = if x % 2 = 0 { x / 2 } else { 3 * x + 1 }</text:span></text:p>
      <text:p text:style-name="Standard"/>
      <text:p text:style-name="P1">It is known that for odd numbers, the result is even <text:span text:style-name="T3">(in Path Semantical notation</text:span><text:span text:style-name="T7"><text:reference-ref text:reference-format="text" text:ref-name="path semantics">[2]</text:reference-ref></text:span><text:span text:style-name="T3">)</text:span>:</text:p>
      <text:p text:style-name="P1"/>
      <text:p text:style-name="P1"><text:tab/>collatz[even](false) = true</text:p>
      <text:p text:style-name="P1"/>
      <text:p text:style-name="P1">However, for even numbers, the result is indeterminate:</text:p>
      <text:p text:style-name="P1"/>
      <text:p text:style-name="P1"><text:tab/>∃collatz[even]{(= true)} &lt;=&gt; \true</text:p>
      <text:p text:style-name="P1"/>
      <text:p text:style-name="P1">Using an existential path equation, this can be simplified.</text:p>
      <text:p text:style-name="P1"/>
      <text:p text:style-name="P3"><text:tab/>collatz[even]{(= true)} =&gt; \\true</text:p>
      <text:p text:style-name="P3"><text:tab/>collatz[even]{(= true)} =&gt; both</text:p>
      <text:p text:style-name="P1"/>
      <text:p text:style-name="P1"><text:span text:style-name="T3">For more information, see</text:span> the paper “Catuṣkoṭi Existential Path Equations”<text:span text:style-name="T6"><text:reference-ref text:reference-format="text" text:ref-name="catuskoti existential path equations">[3]</text:reference-ref></text:span>.</text:p>
      <text:p text:style-name="P5">Since the domain constraint `<text:span text:style-name="T1">(= true)</text:span>` is concrete, one can write this as:</text:p>
      <text:p text:style-name="P5"/>
      <text:p text:style-name="P5"><text:tab/><text:span text:style-name="T1">collatz[even](true) = both</text:span></text:p>
      <text:p text:style-name="P1"/>
      <text:p text:style-name="P5">In general:</text:p>
      <text:p text:style-name="P5"/>
      <text:p text:style-name="P5"><text:tab/>f[g](x) = both<text:tab/><text:tab/>&lt;=&gt;<text:tab/> f[g]{(= x)} =&gt; both</text:p>
      <text:p text:style-name="P5"><text:tab/>f[g](x) = neither<text:tab/>&lt;=&gt;<text:tab/> f[g]{(= x)} =&gt; neither</text:p>
      <text:p text:style-name="P5"/>
      <text:p text:style-name="P5">However, since there is a symmetric path `f[g]` and the existential path equation is indeterminate with respect to the function identity `f[g]{(= x)}` under `both`, one can do the following trick:</text:p>
      <text:p text:style-name="P5"/>
      <text:p text:style-name="P6"><text:tab/><text:span text:style-name="T3"> </text:span>f[g](x) = both<text:tab/><text:tab/><text:span text:style-name="T3">=&gt;<text:tab/><text:tab/></text:span>g . f{(= x) . g} =&gt; both</text:p>
      <text:p text:style-name="P5"/>
      <text:p text:style-name="P5"><text:span text:style-name="T4">∵</text:span><text:tab/>f[g]{(= x)} =&gt; both</text:p>
      <text:p text:style-name="P5"><text:span text:style-name="T4">∴</text:span><text:tab/>g . f[g → id]{(= x)} =&gt; both</text:p>
      <text:p text:style-name="P7"><text:span text:style-name="T4">∴</text:span><text:tab/>g . f[id → id]{(= x) . g} =&gt; both</text:p>
      <text:p text:style-name="P6"><text:span text:style-name="T4">∴</text:span><text:tab/>g . f{(= x) . g} =&gt; both</text:p>
      <text:h text:style-name="Heading_20_3" text:outline-level="3"><text:soft-page-break/>References:</text:h>
      <text:p text:style-name="P8"/>
      <text:p text:style-name="P8"><text:reference-mark-start text:name="collatz conjecture"/>[1]<text:reference-mark-end text:name="collatz conjecture"/><text:tab/>“Collatz conjecture”</text:p>
      <text:p text:style-name="P8"><text:tab/>Wikipedia</text:p>
      <text:p text:style-name="P8"><text:tab/><text:a xlink:type="simple" xlink:href="https://en.wikipedia.org/wiki/Collatz_conjecture" text:style-name="Internet_20_link" text:visited-style-name="Visited_20_Internet_20_Link"><text:span text:style-name="T5">https://en.wikipedia.org/wiki/Collatz_conjecture</text:span></text:a></text:p>
      <text:p text:style-name="P8"/>
      <text:p text:style-name="P8"><text:reference-mark-start text:name="path semantics"/>[2]<text:reference-mark-end text:name="path semantics"/><text:tab/>“Path Semantics”</text:p>
      <text:p text:style-name="P8"><text:tab/>AdvancedResearch</text:p>
      <text:p text:style-name="P8"><text:tab/><text:a xlink:type="simple" xlink:href="https://github.com/advancedresearch/path_semantics" text:style-name="Internet_20_link" text:visited-style-name="Visited_20_Internet_20_Link"><text:span text:style-name="T5">https://github.com/advancedresearch/path_semantics</text:span></text:a></text:p>
      <text:p text:style-name="P8"/>
      <text:p text:style-name="P8"><text:reference-mark-start text:name="catuskoti existential path equations"/>[3]<text:reference-mark-end text:name="catuskoti existential path equations"/><text:tab/>“<text:span text:style-name="T1">Catuṣkoṭi Existential Path Equations”</text:span></text:p>
      <text:p text:style-name="P8"><text:tab/>Sven Nilsen, 2021</text:p>
      <text:p text:style-name="P8"><text:tab/><text:a xlink:type="simple" xlink:href="https://github.com/advancedresearch/path_semantics/blob/master/papers-wip2/catuskoti-existential-path-equations.pdf" text:style-name="Internet_20_link" text:visited-style-name="Visited_20_Internet_20_Link"><text:span text:style-name="T8">https://github.com/advancedresearch/path_semantics/blob/master/papers-wip2/catuskoti-existential-path-equations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6:00:37.218666000</meta:creation-date>
    <dc:date>2021-04-22T16:38:20.189972000</dc:date>
    <meta:editing-duration>PT5M30S</meta:editing-duration>
    <meta:editing-cycles>1</meta:editing-cycles>
    <meta:document-statistic meta:table-count="0" meta:image-count="0" meta:object-count="0" meta:page-count="2" meta:paragraph-count="36" meta:word-count="280" meta:character-count="1792" meta:non-whitespace-character-count="1522"/>
    <meta:generator>LibreOffice/5.1.2.2$MacOSX_X86_64 LibreOffice_project/d3bf12ecb743fc0d20e0be0c58ca359301eb705f</meta:generator>
  </office:meta>
</office:document-meta>
</file>